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Test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 4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Test 5</text:p>
          </table:table-cell>
          <table:table-cell table:style-name="ce1" table:number-columns-repeated="16383"/>
        </table:table-row>
        <table:table-row table:style-name="ro1">
          <table:table-cell office:value-type="string" calcext:value-type="string">
            <text:p>Test 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 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 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 9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00/00/00</text:date>, <text:time style:data-style-name="N2" text:time-value="12:36:05.5915845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artmut Brummack</meta:initial-creator>
    <meta:creation-date>2025-02-04T08:46:24.553000000</meta:creation-date>
    <dc:date>2025-02-11T12:36:33.814369238</dc:date>
    <meta:editing-duration>PT1M30S</meta:editing-duration>
    <meta:editing-cycles>2</meta:editing-cycles>
    <meta:generator>LibreOfficeDev/25.8.0.0.alpha0$Linux_X86_64 LibreOffice_project/fb8bf5f209e1bd7fd7d8ad555ec66dbf31649ee8</meta:generator>
    <meta:document-statistic meta:table-count="1" meta:cell-count="9" meta:object-count="0"/>
  </office:meta>
</office:document-meta>
</file>